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="Arrow" draw:marker-end-width="0.965cm" draw:fill-color="#ffff99" draw:textarea-horizontal-align="justify" draw:textarea-vertical-align="middle" draw:auto-grow-height="false" fo:min-height="10.262cm" fo:min-width="17.407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7.271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2.95cm" fo:min-width="10.95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1.303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8.154cm" fo:padding-top="0.15cm" fo:padding-bottom="0.15cm" fo:padding-left="0.275cm" fo:padding-right="0.275cm"/>
    </style:style>
    <style:style style:name="gr9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0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3.319cm"/>
    </style:style>
    <style:style style:name="gr12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objectwithoutfill">
      <style:graphic-properties draw:stroke="dash" draw:stroke-dash="Ultra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3.497cm" fo:padding-top="0.176cm" fo:padding-bottom="0.176cm" fo:padding-left="0.301cm" fo:padding-right="0.301cm" draw:shadow-opacity="50%"/>
    </style:style>
    <style:style style:name="gr16" style:family="graphic" style:parent-style-name="standard">
      <style:graphic-properties draw:fill-color="#66cc99" draw:textarea-horizontal-align="justify" draw:textarea-vertical-align="middle" draw:auto-grow-height="false" fo:min-height="1.528cm" fo:min-width="0cm"/>
    </style:style>
    <style:style style:name="gr1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9cm" fo:min-width="3.585cm" fo:padding-top="0.176cm" fo:padding-bottom="0.176cm" fo:padding-left="0.301cm" fo:padding-right="0.301cm" draw:shadow-opacity="50%"/>
    </style:style>
    <style:style style:name="gr18" style:family="graphic" style:parent-style-name="standard">
      <style:graphic-properties svg:stroke-width="0.102cm" svg:stroke-color="#000000" draw:marker-start-width="0.152cm" draw:marker-end-width="0.152cm" draw:fill="solid" draw:fill-color="#fff200" draw:opacity="50%" draw:textarea-horizontal-align="justify" draw:textarea-vertical-align="middle" draw:auto-grow-height="false" fo:min-height="0.664cm" fo:min-width="5.643cm" fo:padding-top="0.176cm" fo:padding-bottom="0.176cm" fo:padding-left="0.301cm" fo:padding-right="0.301cm" draw:shadow-opacity="50%"/>
    </style:style>
    <style:style style:name="gr19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2.192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fo:min-height="0.568cm"/>
    </style:style>
    <style:style style:name="gr21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4.487cm" fo:padding-top="0.176cm" fo:padding-bottom="0.176cm" fo:padding-left="0.301cm" fo:padding-right="0.301cm" draw:shadow-opacity="50%"/>
    </style:style>
    <style:style style:name="gr22" style:family="graphic" style:parent-style-name="standard">
      <style:graphic-properties draw:stroke="none" svg:stroke-color="#000000" draw:fill="none" draw:fill-color="#ffffff" fo:min-height="2.472cm"/>
    </style:style>
    <style:style style:name="gr23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5.018cm" fo:padding-top="0.176cm" fo:padding-bottom="0.176cm" fo:padding-left="0.301cm" fo:padding-right="0.301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="solid" draw:fill-color="#fff200" draw:opacity="50%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10.766cm" svg:x="3.199cm" svg:y="2.0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8.724cm" svg:y="1.297cm">
          <draw:text-box>
            <text:p><text:span text:style-name="T1">SimQueue Q</text:span></text:p>
          </draw:text-box>
        </draw:frame>
        <draw:frame draw:style-name="gr3" draw:text-style-name="P2" draw:layer="layout" svg:width="2.794cm" svg:height="0.889cm" svg:x="11.311cm" svg:y="3.153cm">
          <draw:text-box>
            <text:p><text:span text:style-name="T1">Visit Area</text:span></text:p>
          </draw:text-box>
        </draw:frame>
        <draw:custom-shape draw:style-name="gr4" draw:text-style-name="P3" xml:id="id6" draw:id="id6" draw:layer="layout" svg:width="0.635cm" svg:height="8.595cm" draw:transform="rotate (1.5707963267949) translate (13.486cm 6.5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1" draw:id="id1" draw:layer="layout" svg:width="2.255cm" svg:height="1.016cm" svg:x="2.093cm" svg:y="2.6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255cm" svg:height="1.016cm" svg:x="14.973cm" svg:y="2.68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557cm" svg:height="3.302cm" draw:transform="skewX (-0.00855211333477222) translate (3.5cm 7.47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752cm" svg:x="8.211cm" svg:y="7.722cm">
          <text:p text:style-name="P4"><text:span text:style-name="T2">job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704cm" svg:height="2.54cm" svg:x="4.782cm" svg:y="3.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0.635cm" svg:height="2.159cm" draw:transform="rotate (1.5707963267949) translate (2.623cm 6.3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0" draw:text-style-name="P8" draw:layer="layout" svg:x1="2.093cm" svg:y1="3.161cm" svg:x2="3.702cm" svg:y2="5.747cm" draw:start-shape="id1" draw:start-glue-point="3" draw:end-shape="id2" draw:end-glue-point="1" svg:d="M2093 3161h-552v1572h2161v1014" svg:viewBox="0 0 2162 2587">
          <text:p/>
        </draw:connector>
        <draw:frame draw:style-name="gr11" draw:text-style-name="P9" draw:layer="layout" svg:width="5.372cm" svg:height="3.569cm" svg:x="4.645cm" svg:y="13.263cm">
          <draw:text-box>
            <text:p><text:span text:style-name="T3">ARRIVAL</text:span></text:p>
            <text:p><text:span text:style-name="T3">START</text:span></text:p>
            <text:p><text:span text:style-name="T3">DEPARTURE</text:span></text:p>
            <text:p><text:span text:style-name="T3">DROP</text:span></text:p>
            <text:p><text:span text:style-name="T3">REVOCATION</text:span></text:p>
            <text:p><text:span text:style-name="T3">AUTO_REVOCATION</text:span></text:p>
          </draw:text-box>
        </draw:frame>
        <draw:custom-shape draw:style-name="gr12" draw:text-style-name="P10" draw:layer="layout" svg:width="0.635cm" svg:height="1.524cm" svg:x="3.474cm" svg:y="13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9" draw:layer="layout" svg:width="5.585cm" svg:height="0.725cm" svg:x="14.443cm" svg:y="15.134cm">
          <draw:text-box>
            <text:p><text:span text:style-name="T3">Sub-Notification Types</text:span></text:p>
          </draw:text-box>
        </draw:frame>
        <draw:line draw:style-name="gr14" draw:text-style-name="P8" draw:layer="layout" svg:x1="9.181cm" svg:y1="6.49cm" svg:x2="9.227cm" svg:y2="3.95cm">
          <text:p/>
        </draw:line>
        <draw:frame draw:style-name="gr2" draw:text-style-name="P2" draw:layer="layout" svg:width="2.285cm" svg:height="1.199cm" svg:x="6.233cm" svg:y="4.983cm">
          <draw:text-box>
            <text:p><text:span text:style-name="T1">Waiting</text:span></text:p>
            <text:p><text:span text:style-name="T1">Area</text:span></text:p>
          </draw:text-box>
        </draw:frame>
        <draw:frame draw:style-name="gr2" draw:text-style-name="P2" draw:layer="layout" svg:width="2.249cm" svg:height="1.199cm" svg:x="9.845cm" svg:y="5.016cm">
          <draw:text-box>
            <text:p><text:span text:style-name="T1">Service</text:span></text:p>
            <text:p><text:span text:style-name="T1">Area</text:span></text:p>
          </draw:text-box>
        </draw:frame>
        <draw:custom-shape draw:style-name="gr15" draw:text-style-name="P7" draw:layer="layout" svg:width="4.099cm" svg:height="0.752cm" svg:x="3.766cm" svg:y="7.722cm">
          <text:p text:style-name="P4"><text:span text:style-name="T2">jobsInWaitingArea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4" draw:id="id4" draw:layer="layout" svg:width="0.635cm" svg:height="2.032cm" draw:transform="rotate (1.5707963267949) translate (7.83cm 6.19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4.187cm" svg:height="0.771cm" svg:x="10.574cm" svg:y="7.722cm">
          <text:p text:style-name="P4"><text:span text:style-name="T2">jobsInService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8.09cm" svg:y="2.637cm">
          <text:p text:style-name="P4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09cm" svg:y1="3.145cm" svg:x2="8.846cm" svg:y2="5.558cm" draw:start-shape="id3" draw:start-glue-point="3" draw:end-shape="id4" draw:end-glue-point="1" svg:d="M8090 3145h-552v1485h1308v928" svg:viewBox="0 0 1309 2414">
          <text:p/>
        </draw:connector>
        <draw:custom-shape draw:style-name="gr5" draw:text-style-name="P5" xml:id="id7" draw:id="id7" draw:layer="layout" svg:width="2.255cm" svg:height="1.016cm" svg:x="18.148cm" svg:y="2.68cm">
          <text:p text:style-name="P4"><text:span text:style-name="T1">Dro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2.255cm" svg:height="1.016cm" svg:x="20.217cm" svg:y="7.295cm">
          <text:p text:style-name="P4"><text:span text:style-name="T1">Revok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6.1cm" svg:y1="3.696cm" svg:x2="17.783cm" svg:y2="5.888cm" draw:start-shape="id5" draw:start-glue-point="2" draw:end-shape="id6" svg:d="M16100 3696v1121h1683v1071" svg:viewBox="0 0 1684 2193">
          <text:p/>
        </draw:connector>
        <draw:connector draw:style-name="gr10" draw:text-style-name="P8" draw:layer="layout" svg:x1="19.275cm" svg:y1="3.696cm" svg:x2="17.783cm" svg:y2="5.888cm" draw:start-shape="id7" draw:start-glue-point="2" draw:end-shape="id6" draw:end-glue-point="1" svg:d="M19275 3696v1121h-1492v1071" svg:viewBox="0 0 1493 2193">
          <text:p/>
        </draw:connector>
        <draw:connector draw:style-name="gr10" draw:text-style-name="P8" draw:layer="layout" svg:x1="20.217cm" svg:y1="7.803cm" svg:x2="17.783cm" svg:y2="6.523cm" draw:start-shape="id8" draw:start-glue-point="3" draw:end-shape="id6" draw:end-glue-point="3" svg:d="M20217 7803h-2434v-1280" svg:viewBox="0 0 2435 1281">
          <text:p/>
        </draw:connector>
        <draw:custom-shape draw:style-name="gr18" draw:text-style-name="P11" xml:id="id10" draw:id="id10" draw:layer="layout" svg:width="6.245cm" svg:height="1.016cm" svg:x="8.914cm" svg:y="11.227cm">
          <text:p text:style-name="P4"><text:span text:style-name="T2">autoRevocationPolicy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9" draw:id="id9" draw:layer="layout" svg:width="2.794cm" svg:height="1.016cm" svg:x="16.407cm" svg:y="11.195cm">
          <text:p text:style-name="P4"><text:span text:style-name="T1">AutoRevok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7.804cm" svg:y1="11.195cm" svg:x2="17.783cm" svg:y2="6.523cm" draw:start-shape="id9" draw:start-glue-point="0" draw:end-shape="id6" draw:end-glue-point="3" svg:d="M17804 11195v-2361h-21v-2311" svg:viewBox="0 0 22 4673">
          <text:p/>
        </draw:connector>
        <draw:connector draw:style-name="gr10" draw:text-style-name="P8" draw:layer="layout" svg:x1="15.159cm" svg:y1="11.735cm" svg:x2="16.407cm" svg:y2="11.703cm" draw:start-shape="id10" draw:start-glue-point="1" draw:end-shape="id9" draw:end-glue-point="3" svg:d="M15159 11735h624v-32h624" svg:viewBox="0 0 1249 33">
          <text:p/>
        </draw:connector>
        <draw:custom-shape draw:style-name="gr12" draw:text-style-name="P10" draw:layer="layout" svg:width="0.635cm" svg:height="1.524cm" svg:x="20.238cm" svg:y="13.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2" draw:layer="layout" svg:width="2.286cm" svg:height="0.818cm" svg:x="13.486cm" svg:y="6.798cm">
          <draw:text-box>
            <text:p><text:span text:style-name="T1">Q.state</text:span></text:p>
          </draw:text-box>
        </draw:frame>
        <draw:custom-shape draw:style-name="gr21" draw:text-style-name="P7" draw:layer="layout" svg:width="5.089cm" svg:height="0.752cm" svg:x="3.766cm" svg:y="8.722cm">
          <text:p text:style-name="P4"><text:span text:style-name="T2">queueAccessVac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089cm" svg:height="0.752cm" svg:x="9.666cm" svg:y="8.722cm">
          <text:p text:style-name="P4"><text:span text:style-name="T2">serverAccessCredits</text:span></text:p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336cm" svg:height="2.722cm" svg:x="9.745cm" svg:y="13.264cm">
          <draw:text-box>
            <text:p><text:span text:style-name="T3">QAV_START</text:span></text:p>
            <text:p><text:span text:style-name="T3">QAV_END</text:span></text:p>
            <text:p><text:span text:style-name="T3"/></text:p>
            <text:p><text:span text:style-name="T3">OUT_OF_SAC</text:span></text:p>
            <text:p><text:span text:style-name="T3">REGAINED_SAC</text:span></text:p>
          </draw:text-box>
        </draw:frame>
        <draw:custom-shape draw:style-name="gr23" draw:text-style-name="P5" draw:layer="layout" svg:width="5.62cm" svg:height="1.016cm" svg:x="18.28cm" svg:y="8.595cm">
          <text:p text:style-name="P4"><text:span text:style-name="T1">setQueueAccessVa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5.62cm" svg:height="1.016cm" svg:x="18.28cm" svg:y="9.895cm">
          <text:p text:style-name="P4"><text:span text:style-name="T1">setServerAccessCredi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9T13:32:28.134024239</dc:date>
    <meta:editing-duration>PT2H14M6S</meta:editing-duration>
    <meta:editing-cycles>33</meta:editing-cycles>
    <meta:generator>LibreOffice/5.4.6.2$Linux_X86_64 LibreOffice_project/40$Build-2</meta:generator>
    <meta:document-statistic meta:object-count="38"/>
  </office:meta>
</office:document-meta>
</file>